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ovisional_COVID-19_Death_Counts_by_Sex__Age__and_Sta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 group</text:p>
          </table:table-cell>
          <table:table-cell office:value-type="string" calcext:value-type="string">
            <text:p>COVID-19 Deaths</text:p>
          </table:table-cell>
          <table:table-cell office:value-type="string" calcext:value-type="string">
            <text:p>Percent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nder 1 year</text:p>
          </table:table-cell>
          <table:table-cell office:value-type="float" office:value="16" calcext:value-type="float">
            <text:p>16</text:p>
          </table:table-cell>
          <table:table-cell table:formula="of:=[.D2]/[.$D$13]" office:value-type="percentage" office:value="0.000107244356265752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-4 years</text:p>
          </table:table-cell>
          <table:table-cell office:value-type="float" office:value="10" calcext:value-type="float">
            <text:p>10</text:p>
          </table:table-cell>
          <table:table-cell table:formula="of:=[.D3]/[.$D$13]" office:value-type="percentage" office:value="0.0000670277226660947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5-14 years</text:p>
          </table:table-cell>
          <table:table-cell office:value-type="float" office:value="23" calcext:value-type="float">
            <text:p>23</text:p>
          </table:table-cell>
          <table:table-cell table:formula="of:=[.D4]/[.$D$13]" office:value-type="percentage" office:value="0.000154163762132018" calcext:value-type="percentage">
            <text:p>0.02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5-24 years</text:p>
          </table:table-cell>
          <table:table-cell office:value-type="float" office:value="242" calcext:value-type="float">
            <text:p>242</text:p>
          </table:table-cell>
          <table:table-cell table:formula="of:=[.D5]/[.$D$13]" office:value-type="percentage" office:value="0.00162207088851949" calcext:value-type="percentage">
            <text:p>0.16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5-34 years</text:p>
          </table:table-cell>
          <table:table-cell office:value-type="float" office:value="1133" calcext:value-type="float">
            <text:p>1133</text:p>
          </table:table-cell>
          <table:table-cell table:formula="of:=[.D6]/[.$D$13]" office:value-type="percentage" office:value="0.00759424097806853" calcext:value-type="percentage">
            <text:p>0.76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35-44 years</text:p>
          </table:table-cell>
          <table:table-cell office:value-type="float" office:value="2920" calcext:value-type="float">
            <text:p>2920</text:p>
          </table:table-cell>
          <table:table-cell table:formula="of:=[.D7]/[.$D$13]" office:value-type="percentage" office:value="0.0195720950184997" calcext:value-type="percentage">
            <text:p>1.96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45-54 years</text:p>
          </table:table-cell>
          <table:table-cell office:value-type="float" office:value="7721" calcext:value-type="float">
            <text:p>7721</text:p>
          </table:table-cell>
          <table:table-cell table:formula="of:=[.D8]/[.$D$13]" office:value-type="percentage" office:value="0.0517521046704917" calcext:value-type="percentage">
            <text:p>5.18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55-64 years</text:p>
          </table:table-cell>
          <table:table-cell office:value-type="float" office:value="18579" calcext:value-type="float">
            <text:p>18579</text:p>
          </table:table-cell>
          <table:table-cell table:formula="of:=[.D9]/[.$D$13]" office:value-type="percentage" office:value="0.124530805941337" calcext:value-type="percentage">
            <text:p>12.45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65-74 years</text:p>
          </table:table-cell>
          <table:table-cell office:value-type="float" office:value="31488" calcext:value-type="float">
            <text:p>31488</text:p>
          </table:table-cell>
          <table:table-cell table:formula="of:=[.D10]/[.$D$13]" office:value-type="percentage" office:value="0.211056893130999" calcext:value-type="percentage">
            <text:p>21.1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75-84 years</text:p>
          </table:table-cell>
          <table:table-cell office:value-type="float" office:value="39348" calcext:value-type="float">
            <text:p>39348</text:p>
          </table:table-cell>
          <table:table-cell table:formula="of:=[.D11]/[.$D$13]" office:value-type="percentage" office:value="0.263740683146549" calcext:value-type="percentage">
            <text:p>26.37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85 years and over</text:p>
          </table:table-cell>
          <table:table-cell office:value-type="float" office:value="47712" calcext:value-type="float">
            <text:p>47712</text:p>
          </table:table-cell>
          <table:table-cell table:formula="of:=[.D12]/[.$D$13]" office:value-type="percentage" office:value="0.319802670384471" calcext:value-type="percentage">
            <text:p>31.98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49192" calcext:value-type="float">
            <text:p>149192</text:p>
          </table:table-cell>
          <table:table-cell/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11" calcext:value-type="float">
            <text:p>11</text:p>
          </table:table-cell>
          <table:table-cell table:formula="of:=[.D14]/[.$D$25]" office:value-type="percentage" office:value="0.000136996537723865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5" calcext:value-type="float">
            <text:p>5</text:p>
          </table:table-cell>
          <table:table-cell table:formula="of:=[.D15]/[.$D$25]" office:value-type="percentage" office:value="0.0000622711535108476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17" calcext:value-type="float">
            <text:p>17</text:p>
          </table:table-cell>
          <table:table-cell table:formula="of:=[.D16]/[.$D$25]" office:value-type="percentage" office:value="0.000211721921936882" calcext:value-type="percentage">
            <text:p>0.02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154" calcext:value-type="float">
            <text:p>154</text:p>
          </table:table-cell>
          <table:table-cell table:formula="of:=[.D17]/[.$D$25]" office:value-type="percentage" office:value="0.00191795152813411" calcext:value-type="percentage">
            <text:p>0.19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763" calcext:value-type="float">
            <text:p>763</text:p>
          </table:table-cell>
          <table:table-cell table:formula="of:=[.D18]/[.$D$25]" office:value-type="percentage" office:value="0.00950257802575535" calcext:value-type="percentage">
            <text:p>0.95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028" calcext:value-type="float">
            <text:p>2028</text:p>
          </table:table-cell>
          <table:table-cell table:formula="of:=[.D19]/[.$D$25]" office:value-type="percentage" office:value="0.0252571798639998" calcext:value-type="percentage">
            <text:p>2.53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5328" calcext:value-type="float">
            <text:p>5328</text:p>
          </table:table-cell>
          <table:table-cell table:formula="of:=[.D20]/[.$D$25]" office:value-type="percentage" office:value="0.0663561411811592" calcext:value-type="percentage">
            <text:p>6.64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2173" calcext:value-type="float">
            <text:p>12173</text:p>
          </table:table-cell>
          <table:table-cell table:formula="of:=[.D21]/[.$D$25]" office:value-type="percentage" office:value="0.15160535033751" calcext:value-type="percentage">
            <text:p>15.16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9478" calcext:value-type="float">
            <text:p>19478</text:p>
          </table:table-cell>
          <table:table-cell table:formula="of:=[.D22]/[.$D$25]" office:value-type="percentage" office:value="0.242583505616858" calcext:value-type="percentage">
            <text:p>24.26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1562" calcext:value-type="float">
            <text:p>21562</text:p>
          </table:table-cell>
          <table:table-cell table:formula="of:=[.D23]/[.$D$25]" office:value-type="percentage" office:value="0.268538122400179" calcext:value-type="percentage">
            <text:p>26.85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8775" calcext:value-type="float">
            <text:p>18775</text:p>
          </table:table-cell>
          <table:table-cell table:formula="of:=[.D24]/[.$D$25]" office:value-type="percentage" office:value="0.233828181433233" calcext:value-type="percentage">
            <text:p>23.38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80294" calcext:value-type="float">
            <text:p>80294</text:p>
          </table:table-cell>
          <table:table-cell/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5" calcext:value-type="float">
            <text:p>5</text:p>
          </table:table-cell>
          <table:table-cell table:formula="of:=[.D26]/[.$D$37]" office:value-type="percentage" office:value="0.000072577367473727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5" calcext:value-type="float">
            <text:p>5</text:p>
          </table:table-cell>
          <table:table-cell table:formula="of:=[.D27]/[.$D$37]" office:value-type="percentage" office:value="0.000072577367473727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6" calcext:value-type="float">
            <text:p>6</text:p>
          </table:table-cell>
          <table:table-cell table:formula="of:=[.D28]/[.$D$37]" office:value-type="percentage" office:value="0.0000870928409684724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88" calcext:value-type="float">
            <text:p>88</text:p>
          </table:table-cell>
          <table:table-cell table:formula="of:=[.D29]/[.$D$37]" office:value-type="percentage" office:value="0.0012773616675376" calcext:value-type="percentage">
            <text:p>0.13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370" calcext:value-type="float">
            <text:p>370</text:p>
          </table:table-cell>
          <table:table-cell table:formula="of:=[.D30]/[.$D$37]" office:value-type="percentage" office:value="0.0053707251930558" calcext:value-type="percentage">
            <text:p>0.54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892" calcext:value-type="float">
            <text:p>892</text:p>
          </table:table-cell>
          <table:table-cell table:formula="of:=[.D31]/[.$D$37]" office:value-type="percentage" office:value="0.0129478023573129" calcext:value-type="percentage">
            <text:p>1.29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392" calcext:value-type="float">
            <text:p>2392</text:p>
          </table:table-cell>
          <table:table-cell table:formula="of:=[.D32]/[.$D$37]" office:value-type="percentage" office:value="0.034721012599431" calcext:value-type="percentage">
            <text:p>3.47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6406" calcext:value-type="float">
            <text:p>6406</text:p>
          </table:table-cell>
          <table:table-cell table:formula="of:=[.D33]/[.$D$37]" office:value-type="percentage" office:value="0.092986123207339" calcext:value-type="percentage">
            <text:p>9.30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2009" calcext:value-type="float">
            <text:p>12009</text:p>
          </table:table-cell>
          <table:table-cell table:formula="of:=[.D34]/[.$D$37]" office:value-type="percentage" office:value="0.174316321198397" calcext:value-type="percentage">
            <text:p>17.43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7785" calcext:value-type="float">
            <text:p>17785</text:p>
          </table:table-cell>
          <table:table-cell table:formula="of:=[.D35]/[.$D$37]" office:value-type="percentage" office:value="0.258157696104047" calcext:value-type="percentage">
            <text:p>25.82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8934" calcext:value-type="float">
            <text:p>28934</text:p>
          </table:table-cell>
          <table:table-cell table:formula="of:=[.D36]/[.$D$37]" office:value-type="percentage" office:value="0.419990710096963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68892" calcext:value-type="float">
            <text:p>68892</text:p>
          </table:table-cell>
          <table:table-cell/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string" calcext:value-type="string">
            <text:p>United States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49192" calcext:value-type="float">
            <text:p>149192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843" calcext:value-type="float">
            <text:p>1843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141" calcext:value-type="float">
            <text:p>2141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569" calcext:value-type="float">
            <text:p>1569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710" calcext:value-type="float">
            <text:p>371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351" calcext:value-type="float">
            <text:p>1351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284" calcext:value-type="float">
            <text:p>1284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5460" calcext:value-type="float">
            <text:p>546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695" calcext:value-type="float">
            <text:p>695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009" calcext:value-type="float">
            <text:p>1009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617" calcext:value-type="float">
            <text:p>1617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4007" calcext:value-type="float">
            <text:p>4007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9467" calcext:value-type="float">
            <text:p>9467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756" calcext:value-type="float">
            <text:p>1756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029" calcext:value-type="float">
            <text:p>2029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203" calcext:value-type="float">
            <text:p>1203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199" calcext:value-type="float">
            <text:p>2199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4228" calcext:value-type="float">
            <text:p>4228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883" calcext:value-type="float">
            <text:p>883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135" calcext:value-type="float">
            <text:p>1135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996" calcext:value-type="float">
            <text:p>996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877" calcext:value-type="float">
            <text:p>877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286" calcext:value-type="float">
            <text:p>1286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3152" calcext:value-type="float">
            <text:p>3152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6991" calcext:value-type="float">
            <text:p>6991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733" calcext:value-type="float">
            <text:p>1733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553" calcext:value-type="float">
            <text:p>1553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286" calcext:value-type="float">
            <text:p>3286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968" calcext:value-type="float">
            <text:p>968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807" calcext:value-type="float">
            <text:p>807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821" calcext:value-type="float">
            <text:p>3821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353" calcext:value-type="float">
            <text:p>1353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3150" calcext:value-type="float">
            <text:p>315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467" calcext:value-type="float">
            <text:p>1467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643" calcext:value-type="float">
            <text:p>643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444" calcext:value-type="float">
            <text:p>1444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2911" calcext:value-type="float">
            <text:p>2911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876" calcext:value-type="float">
            <text:p>1876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542" calcext:value-type="float">
            <text:p>3542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875" calcext:value-type="float">
            <text:p>1875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822" calcext:value-type="float">
            <text:p>3822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124" calcext:value-type="float">
            <text:p>1124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358" calcext:value-type="float">
            <text:p>1358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682" calcext:value-type="float">
            <text:p>3682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4190" calcext:value-type="float">
            <text:p>419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7872" calcext:value-type="float">
            <text:p>7872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038" calcext:value-type="float">
            <text:p>3038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784" calcext:value-type="float">
            <text:p>2784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igan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5823" calcext:value-type="float">
            <text:p>5823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612" calcext:value-type="float">
            <text:p>1612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issippi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647" calcext:value-type="float">
            <text:p>1647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214" calcext:value-type="float">
            <text:p>1214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701" calcext:value-type="float">
            <text:p>170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918" calcext:value-type="float">
            <text:p>191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765" calcext:value-type="float">
            <text:p>176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7448" calcext:value-type="float">
            <text:p>744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976" calcext:value-type="float">
            <text:p>297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6544" calcext:value-type="float">
            <text:p>654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Jersey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3993" calcext:value-type="float">
            <text:p>1399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450" calcext:value-type="float">
            <text:p>145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585" calcext:value-type="float">
            <text:p>158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516" calcext:value-type="float">
            <text:p>151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6006" calcext:value-type="float">
            <text:p>600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334" calcext:value-type="float">
            <text:p>133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587" calcext:value-type="float">
            <text:p>2587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5376" calcext:value-type="float">
            <text:p>537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1382" calcext:value-type="float">
            <text:p>11382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213" calcext:value-type="float">
            <text:p>221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3254" calcext:value-type="float">
            <text:p>325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3095" calcext:value-type="float">
            <text:p>309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101" calcext:value-type="float">
            <text:p>210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2186" calcext:value-type="float">
            <text:p>1218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753" calcext:value-type="float">
            <text:p>175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278" calcext:value-type="float">
            <text:p>227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724" calcext:value-type="float">
            <text:p>272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8383" calcext:value-type="float">
            <text:p>838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20569" calcext:value-type="float">
            <text:p>20569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674" calcext:value-type="float">
            <text:p>674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455" calcext:value-type="float">
            <text:p>1455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 table:formula="of:=[.D976]/[.$D$98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 table:formula="of:=[.D977]/[.$D$98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 table:formula="of:=[.D978]/[.$D$98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/>
          <table:table-cell table:formula="of:=[.D979]/[.$D$98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/>
          <table:table-cell table:formula="of:=[.D980]/[.$D$98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6" calcext:value-type="float">
            <text:p>26</text:p>
          </table:table-cell>
          <table:table-cell table:formula="of:=[.D981]/[.$D$987]" office:value-type="percentage" office:value="0.016424510423247" calcext:value-type="percentage">
            <text:p>1.64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62" calcext:value-type="float">
            <text:p>62</text:p>
          </table:table-cell>
          <table:table-cell table:formula="of:=[.D982]/[.$D$987]" office:value-type="percentage" office:value="0.0391661402400505" calcext:value-type="percentage">
            <text:p>3.92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02" calcext:value-type="float">
            <text:p>202</text:p>
          </table:table-cell>
          <table:table-cell table:formula="of:=[.D983]/[.$D$987]" office:value-type="percentage" office:value="0.127605811749842" calcext:value-type="percentage">
            <text:p>12.76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02" calcext:value-type="float">
            <text:p>402</text:p>
          </table:table-cell>
          <table:table-cell table:formula="of:=[.D984]/[.$D$987]" office:value-type="percentage" office:value="0.253948199620973" calcext:value-type="percentage">
            <text:p>25.39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450" calcext:value-type="float">
            <text:p>450</text:p>
          </table:table-cell>
          <table:table-cell table:formula="of:=[.D985]/[.$D$987]" office:value-type="percentage" office:value="0.284270372710044" calcext:value-type="percentage">
            <text:p>28.43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435" calcext:value-type="float">
            <text:p>435</text:p>
          </table:table-cell>
          <table:table-cell table:formula="of:=[.D986]/[.$D$987]" office:value-type="percentage" office:value="0.274794693619709" calcext:value-type="percentage">
            <text:p>27.48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 table:formula="of:=[.D988]/[.$D$99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 table:formula="of:=[.D989]/[.$D$99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 table:formula="of:=[.D990]/[.$D$99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/>
          <table:table-cell table:formula="of:=[.D991]/[.$D$99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/>
          <table:table-cell table:formula="of:=[.D992]/[.$D$99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10" calcext:value-type="float">
            <text:p>10</text:p>
          </table:table-cell>
          <table:table-cell table:formula="of:=[.D993]/[.$D$999]" office:value-type="percentage" office:value="0.00683060109289618" calcext:value-type="percentage">
            <text:p>0.68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9" calcext:value-type="float">
            <text:p>29</text:p>
          </table:table-cell>
          <table:table-cell table:formula="of:=[.D994]/[.$D$999]" office:value-type="percentage" office:value="0.0198087431693989" calcext:value-type="percentage">
            <text:p>1.98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06" calcext:value-type="float">
            <text:p>106</text:p>
          </table:table-cell>
          <table:table-cell table:formula="of:=[.D995]/[.$D$999]" office:value-type="percentage" office:value="0.0724043715846995" calcext:value-type="percentage">
            <text:p>7.24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27" calcext:value-type="float">
            <text:p>227</text:p>
          </table:table-cell>
          <table:table-cell table:formula="of:=[.D996]/[.$D$999]" office:value-type="percentage" office:value="0.155054644808743" calcext:value-type="percentage">
            <text:p>15.51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436" calcext:value-type="float">
            <text:p>436</text:p>
          </table:table-cell>
          <table:table-cell table:formula="of:=[.D997]/[.$D$999]" office:value-type="percentage" office:value="0.297814207650273" calcext:value-type="percentage">
            <text:p>29.78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651" calcext:value-type="float">
            <text:p>651</text:p>
          </table:table-cell>
          <table:table-cell table:formula="of:=[.D998]/[.$D$999]" office:value-type="percentage" office:value="0.444672131147541" calcext:value-type="percentage">
            <text:p>44.47%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464" calcext:value-type="float">
            <text:p>1464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hio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047" calcext:value-type="float">
            <text:p>3047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791" calcext:value-type="float">
            <text:p>791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667" calcext:value-type="float">
            <text:p>3667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3868" calcext:value-type="float">
            <text:p>3868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7535" calcext:value-type="float">
            <text:p>7535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983" calcext:value-type="float">
            <text:p>983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869" calcext:value-type="float">
            <text:p>869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855" calcext:value-type="float">
            <text:p>855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227" calcext:value-type="float">
            <text:p>1227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4724" calcext:value-type="float">
            <text:p>4724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713" calcext:value-type="float">
            <text:p>713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3222" calcext:value-type="float">
            <text:p>3222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7946" calcext:value-type="float">
            <text:p>7946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170" calcext:value-type="float">
            <text:p>117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157" calcext:value-type="float">
            <text:p>1157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rgini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2328" calcext:value-type="float">
            <text:p>2328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470" calcext:value-type="float">
            <text:p>147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number-rows-repeated="10471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Provisional_COVID-19_Death_Counts_by_Sex__Age__and_State'.A1:'Provisional_COVID-19_Death_Counts_by_Sex__Age__and_State'.E1417" table:display-filter-buttons="true">
          <table:filter>
            <table:filter-and>
              <table:filter-condition table:field-number="0" table:value="Ohi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4:55:25.7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0-08-17T15:18:51.174000000</dc:date>
    <meta:editing-duration>PT3M5S</meta:editing-duration>
    <meta:editing-cycles>2</meta:editing-cycles>
    <meta:document-statistic meta:table-count="1" meta:cell-count="5446" meta:object-count="0"/>
  </office:meta>
</office:document-meta>
</file>